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b5e" officeooo:paragraph-rsid="00028b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s</text:p>
      <text:p text:style-name="P1"/>
      <text:p text:style-name="P1"><text:a xlink:type="simple" xlink:href="https://fonts.google.com/specimen/Cinzel?preview.text=Amanda&amp;preview.text_type=custom" text:style-name="Internet_20_link" text:visited-style-name="Visited_20_Internet_20_Link">https://fonts.google.com/specimen/Cinzel?preview.text=Amanda&amp;preview.text_type=custom</text:a></text:p>
      <text:p text:style-name="P1"/>
      <text:p text:style-name="P1"><text:a xlink:type="simple" xlink:href="https://fonts.google.com/specimen/Playfair+Display+SC?preview.text=Amanda&amp;preview.text_type=custom" text:style-name="Internet_20_link" text:visited-style-name="Visited_20_Internet_20_Link">https://fonts.google.com/specimen/Playfair+Display+SC?preview.text=Amanda&amp;preview.text_type=custom</text:a></text:p>
      <text:p text:style-name="P1"/>
      <text:p text:style-name="P1"><text:a xlink:type="simple" xlink:href="https://fonts.google.com/specimen/Miriam+Libre?preview.text=Amanda&amp;preview.text_type=custom" text:style-name="Internet_20_link" text:visited-style-name="Visited_20_Internet_20_Link">https://fonts.google.com/specimen/Miriam+Libre?preview.text=Amanda&amp;preview.text_type=custom</text:a></text:p>
      <text:p text:style-name="P1"/>
      <text:p text:style-name="P1"><text:a xlink:type="simple" xlink:href="https://fonts.google.com/specimen/Cinzel+Decorative?preview.text=Amanda&amp;preview.text_type=custom" text:style-name="Internet_20_link" text:visited-style-name="Visited_20_Internet_20_Link">https://fonts.google.com/specimen/Cinzel+Decorative?preview.text=Amanda&amp;preview.text_type=custom</text:a></text:p>
      <text:p text:style-name="P1"/>
      <text:p text:style-name="P1"><text:a xlink:type="simple" xlink:href="https://fonts.google.com/specimen/Spectral+SC?preview.text=Amanda&amp;preview.text_type=custom" text:style-name="Internet_20_link" text:visited-style-name="Visited_20_Internet_20_Link">https://fonts.google.com/specimen/Spectral+SC?preview.text=Amanda&amp;preview.text_type=custom</text:a></text:p>
      <text:p text:style-name="P1"/>
      <text:p text:style-name="P1"><text:a xlink:type="simple" xlink:href="https://fonts.google.com/specimen/Spectral+SC?preview.text=Amanda&amp;preview.text_type=custom" text:style-name="Internet_20_link" text:visited-style-name="Visited_20_Internet_20_Link">https://fonts.google.com/specimen/Spectral+SC?preview.text=Amanda&amp;preview.text_type=custom</text:a></text:p>
      <text:p text:style-name="P1"/>
      <text:p text:style-name="P1"><text:a xlink:type="simple" xlink:href="https://fonts.google.com/specimen/Bellota?preview.text=Amanda&amp;preview.text_type=custom" text:style-name="Internet_20_link" text:visited-style-name="Visited_20_Internet_20_Link">https://fonts.google.com/specimen/Bellota?preview.text=Amanda&amp;preview.text_type=custom</text:a></text:p>
      <text:p text:style-name="P1"/>
      <text:p text:style-name="P1"><text:a xlink:type="simple" xlink:href="https://fonts.google.com/specimen/IM+Fell+French+Canon+SC?preview.text=Amanda&amp;preview.text_type=custom" text:style-name="Internet_20_link" text:visited-style-name="Visited_20_Internet_20_Link">https://fonts.google.com/specimen/IM+Fell+French+Canon+SC?preview.text=Amanda&amp;preview.text_type=custom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8:02:15.968787963</meta:creation-date>
    <dc:date>2022-04-18T18:05:13.312744368</dc:date>
    <meta:editing-duration>PT2M58S</meta:editing-duration>
    <meta:editing-cycles>1</meta:editing-cycles>
    <meta:document-statistic meta:table-count="0" meta:image-count="0" meta:object-count="0" meta:page-count="1" meta:paragraph-count="9" meta:word-count="9" meta:character-count="743" meta:non-whitespace-character-count="743"/>
    <meta:generator>LibreOffice/6.4.6.2$Linux_X86_64 LibreOffice_project/40$Build-2</meta:generator>
  </office:meta>
</office:document-meta>
</file>